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P1" style:family="paragraph" style:parent-style-name="Standard">
      <style:text-properties officeooo:rsid="001d7ffc" officeooo:paragraph-rsid="001d7ffc"/>
    </style:style>
    <style:style style:name="P2" style:family="paragraph" style:parent-style-name="Standard">
      <style:text-properties officeooo:rsid="001f4376" officeooo:paragraph-rsid="001f4376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80809" loext:opacity="100%" style:font-name="inherit" fo:font-size="11.25pt" fo:letter-spacing="normal" fo:font-style="normal" fo:font-weight="normal"/>
    </style:style>
    <style:style style:name="P4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080809" loext:opacity="100%" style:font-name="inherit" fo:font-size="11.2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080809" loext:opacity="100%" style:font-name="inherit" fo:font-size="11.25pt" fo:letter-spacing="normal" fo:font-style="normal" fo:font-weight="normal" officeooo:rsid="001d7ffc" officeooo:paragraph-rsid="001d7ffc"/>
    </style:style>
    <style:style style:name="P6" style:family="paragraph" style:parent-style-name="Heading_20_1">
      <style:text-properties fo:font-variant="normal" fo:text-transform="none" fo:color="#1f2328" loext:opacity="100%" style:font-name="apple-system" fo:font-size="12pt" fo:letter-spacing="normal" fo:font-style="normal" fo:font-weight="bold" officeooo:rsid="001d7ffc" officeooo:paragraph-rsid="001d7ffc"/>
    </style:style>
    <style:style style:name="P7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8" style:family="paragraph" style:parent-style-name="Standard">
      <style:text-properties officeooo:rsid="001d7ffc" officeooo:paragraph-rsid="001d7ffc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officeooo:rsid="001e5e54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cum-funcționează-un-llm" text:anchor-type="page" text:anchor-page-number="1" svg:x="-0.2917in" svg:y="0in" svg:width="0.2917in" draw:z-index="3">
        <draw:text-box fo:min-height="0.2917in">
          <text:p text:style-name="Text_20_body"/>
        </draw:text-box>
      </draw:frame>
      <draw:frame draw:style-name="fr1" draw:name="user-content-ce-este-testul-turing" text:anchor-type="page" text:anchor-page-number="1" svg:x="-0.2917in" svg:y="0in" svg:width="0.2917in" draw:z-index="2">
        <draw:text-box fo:min-height="0.2917in">
          <text:p text:style-name="Text_20_body"/>
        </draw:text-box>
      </draw:frame>
      <draw:frame draw:style-name="fr1" draw:name="user-content-cine-a-fost-alan-turing" text:anchor-type="page" text:anchor-page-number="1" svg:x="-0.2917in" svg:y="0in" svg:width="0.2917in" draw:z-index="1">
        <draw:text-box fo:min-height="0.2917in">
          <text:p text:style-name="Text_20_body"/>
        </draw:text-box>
      </draw:frame>
      <draw:frame draw:style-name="fr1" draw:name="user-content-testul-turing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h text:style-name="P6" text:outline-level="1">Testul Turing</text:h>
      <text:h text:style-name="P7" text:outline-level="2">Cine a fost Alan Turing?</text:h>
      <text:p text:style-name="P9">Alan Turing a fost un matematician britanic care a reușit să descifreze codul Enigma folosit de naziști în timpul celui de-Al Doilea Război Mondial, contribuind semnificativ la scurtarea conflictului. A trăit doar 41 de ani, dar moștenirea sa științifică este enormă.</text:p>
      <text:h text:style-name="P7" text:outline-level="2">Ce este testul Turing?</text:h>
      <text:p text:style-name="P10"><text:span text:style-name="T2">Testul Turing a fost propus în anul 1950 de Alan Turing pentru a evalua capacitatea unei mașini de a imita inteligența umană. Un exemplu timpuriu de program care a încercat să treacă testul este </text:span><text:span text:style-name="Strong_20_Emphasis"><text:span text:style-name="T3">Eliza</text:span></text:span><text:span text:style-name="T2">. Astăzi, modelele de limbaj de mari dimensiuni (</text:span><text:span text:style-name="Strong_20_Emphasis"><text:span text:style-name="T3">LLM</text:span></text:span><text:span text:style-name="T2">) reprezintă o abordare modernă a aceluiași obiectiv.</text:span></text:p>
      <text:h text:style-name="P7" text:outline-level="2">Cum funcționează un LLM?</text:h>
      <text:p text:style-name="P11"><text:span text:style-name="T2">Un model LLM (</text:span><text:span text:style-name="Emphasis"><text:span text:style-name="T2">Large Language Model</text:span></text:span><text:span text:style-name="T2">) funcționează prin prezicerea următorului cuvânt în funcție de contextul anterior din text. Prin această metodă, reușește să genereze propoziții coerente și să simuleze conversații naturale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07:37:03.042750661</meta:creation-date>
    <dc:date>2025-07-11T12:59:38.708322232</dc:date>
    <meta:editing-duration>PT14M10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7" meta:word-count="137" meta:character-count="880" meta:non-whitespace-character-count="750"/>
  </office:meta>
</office:document-meta>
</file>